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147cm" fo:min-width="2.167cm"/>
    </style:style>
    <style:style style:name="gr2" style:family="graphic" style:parent-style-name="standard">
      <style:graphic-properties draw:fill-color="#72bf44" draw:textarea-horizontal-align="justify" draw:textarea-vertical-align="middle" draw:auto-grow-height="false" fo:min-height="1.147cm" fo:min-width="2.167cm"/>
    </style:style>
    <style:style style:name="gr3" style:family="graphic" style:parent-style-name="standard">
      <style:graphic-properties draw:stroke="none" svg:stroke-color="#000000" draw:fill="none" draw:fill-color="#ffffff" fo:min-height="0.258cm"/>
    </style:style>
    <style:style style:name="gr4" style:family="graphic" style:parent-style-name="standard">
      <style:graphic-properties draw:fill-color="#fff200" draw:textarea-horizontal-align="justify" draw:textarea-vertical-align="middle" draw:auto-grow-height="false" fo:min-height="0.893cm" fo:min-width="1.786cm"/>
    </style:style>
    <style:style style:name="gr5" style:family="graphic" style:parent-style-name="standard">
      <style:graphic-properties draw:fill-color="#fff200" draw:textarea-horizontal-align="justify" draw:textarea-vertical-align="middle" draw:auto-grow-height="false" fo:min-height="0.893cm" fo:min-width="1.278cm"/>
    </style:style>
    <style:style style:name="gr6" style:family="graphic" style:parent-style-name="standard">
      <style:graphic-properties draw:stroke="none" svg:stroke-color="#000000" draw:fill="none" draw:fill-color="#ffffff" fo:min-height="1.274cm"/>
    </style:style>
    <style:style style:name="gr7" style:family="graphic" style:parent-style-name="objectwithoutfill">
      <style:graphic-properties draw:marker-end="Arrow" draw:marker-end-width="0.3cm" draw:fill="none" draw:textarea-vertical-align="middle"/>
    </style:style>
    <style:style style:name="gr8" style:family="graphic" style:parent-style-name="standard">
      <style:graphic-properties draw:fill-color="#fff200" draw:textarea-horizontal-align="justify" draw:textarea-vertical-align="middle" draw:auto-grow-height="false" fo:min-height="0.893cm" fo:min-width="0.947cm"/>
    </style:style>
    <style:style style:name="gr9" style:family="graphic" style:parent-style-name="standard">
      <style:graphic-properties draw:textarea-horizontal-align="justify" draw:textarea-vertical-align="middle" draw:auto-grow-height="false" fo:min-height="1.315cm" fo:min-width="2.156cm" fo:wrap-option="no-wrap"/>
    </style:style>
    <style:style style:name="gr10" style:family="graphic" style:parent-style-name="objectwithoutfill">
      <style:graphic-properties draw:stroke="dash" draw:stroke-dash="Fine_20_Dashed" draw:marker-end="Arrow" draw:marker-end-width="0.3cm" draw:fill="none" draw:textarea-vertical-align="middle"/>
    </style:style>
    <style:style style:name="gr11" style:family="graphic" style:parent-style-name="standard">
      <style:graphic-properties draw:stroke="none" svg:stroke-color="#000000" draw:fill="none" draw:fill-color="#ffffff" fo:min-height="0.512cm"/>
    </style:style>
    <style:style style:name="gr12" style:family="graphic" style:parent-style-name="standard">
      <style:graphic-properties draw:stroke="none" svg:stroke-color="#000000" draw:fill="none" draw:fill-color="#ffffff" fo:min-height="3.176cm"/>
    </style:style>
    <style:style style:name="gr13" style:family="graphic" style:parent-style-name="standard">
      <style:graphic-properties draw:stroke="none" svg:stroke-color="#000000" draw:fill="none" draw:fill-color="#ffffff" fo:min-height="1.147cm"/>
    </style:style>
    <style:style style:name="P1" style:family="paragraph">
      <style:paragraph-properties fo:text-align="center"/>
      <style:text-properties fo:font-size="14pt" style:font-size-asian="14pt" style:font-size-complex="14pt"/>
    </style:style>
    <style:style style:name="P2" style:family="paragraph">
      <loext:graphic-properties draw:fill-color="#72bf44"/>
      <style:paragraph-properties fo:text-align="center"/>
      <style:text-properties fo:font-size="14pt" style:font-size-asian="14pt" style:font-size-complex="14pt"/>
    </style:style>
    <style:style style:name="P3" style:family="paragraph">
      <style:text-properties fo:font-size="12pt" style:font-size-asian="12pt" style:font-size-complex="12pt"/>
    </style:style>
    <style:style style:name="P4" style:family="paragraph">
      <loext:graphic-properties draw:fill="none" draw:fill-color="#ffffff"/>
      <style:text-properties fo:font-size="12pt" style:font-size-asian="12pt" style:font-size-complex="12pt"/>
    </style:style>
    <style:style style:name="P5" style:family="paragraph">
      <style:paragraph-properties fo:text-align="center"/>
    </style:style>
    <style:style style:name="P6" style:family="paragraph">
      <loext:graphic-properties draw:fill-color="#fff200"/>
      <style:paragraph-properties fo:text-align="center"/>
      <style:text-properties fo:font-size="12pt" style:font-size-asian="12pt" style:font-size-complex="12pt"/>
    </style:style>
    <style:style style:name="P7" style:family="paragraph">
      <loext:graphic-properties draw:fill="none"/>
      <style:paragraph-properties fo:text-align="center"/>
    </style:style>
    <style:style style:name="P8" style:family="paragraph">
      <style:text-properties fo:font-size="14pt" style:font-size-asian="14pt" style:font-size-complex="14pt"/>
    </style:style>
    <style:style style:name="P9" style:family="paragraph">
      <loext:graphic-properties draw:fill="none" draw:fill-color="#ffffff"/>
      <style:text-properties fo:font-size="14pt" style:font-size-asian="14pt" style:font-size-complex="14pt"/>
    </style:style>
    <style:style style:name="P10" style:family="paragraph">
      <style:text-properties fo:font-size="16pt" style:font-size-asian="16pt" style:font-size-complex="16pt"/>
    </style:style>
    <style:style style:name="P11" style:family="paragraph">
      <loext:graphic-properties draw:fill="none" draw:fill-color="#ffffff"/>
      <style:text-properties fo:font-size="16pt" style:font-size-asian="16pt" style:font-size-complex="16pt"/>
    </style:style>
    <style:style style:name="P12" style:family="paragraph">
      <loext:graphic-properties draw:fill="none" draw:fill-color="#ffffff"/>
      <style:paragraph-properties fo:text-align="center"/>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2.667cm" svg:height="1.397cm" svg:x="4.175cm" svg:y="4.429cm">
          <text:p text:style-name="P1"><text:span text:style-name="T1">Prediction</text:span></text:p>
          <text:p text:style-name="P1"><text:span text:style-name="T1">Workflow 1</text:span></text:p>
          <draw:enhanced-geometry svg:viewBox="0 0 21600 21600" draw:type="rectangle" draw:enhanced-path="M 0 0 L 21600 0 21600 21600 0 21600 0 0 Z N"/>
        </draw:custom-shape>
        <draw:custom-shape draw:style-name="gr2" draw:text-style-name="P2" xml:id="id15" draw:id="id15" draw:layer="layout" svg:width="2.667cm" svg:height="1.397cm" svg:x="12.573cm" svg:y="7.861cm">
          <text:p text:style-name="P1"><text:span text:style-name="T1">Evaluation</text:span></text:p>
          <text:p text:style-name="P1"><text:span text:style-name="T1">workflow</text:span></text:p>
          <draw:enhanced-geometry svg:viewBox="0 0 21600 21600" draw:type="rectangle" draw:enhanced-path="M 0 0 L 21600 0 21600 21600 0 21600 0 0 Z N"/>
        </draw:custom-shape>
        <draw:frame draw:style-name="gr3" draw:text-style-name="P4" draw:layer="layout" svg:width="3.048cm" svg:height="0.725cm" svg:x="4.048cm" svg:y="3.794cm">
          <draw:text-box>
            <text:p text:style-name="P3"><text:span text:style-name="T2">Coordi</text:span><text:span text:style-name="T2">nator</text:span></text:p>
          </draw:text-box>
        </draw:frame>
        <draw:custom-shape draw:style-name="gr4" draw:text-style-name="P6" xml:id="id5" draw:id="id5" draw:layer="layout" svg:width="2.286cm" svg:height="1.143cm" svg:x="8.663cm" svg:y="2.562cm">
          <text:p text:style-name="P5"><text:span text:style-name="T2">Predictions</text:span></text:p>
          <text:p text:style-name="P5"><text:span text:style-name="T2">table</text:span></text:p>
          <draw:enhanced-geometry svg:viewBox="0 0 21600 21600" draw:type="rectangle" draw:enhanced-path="M 0 0 L 21600 0 21600 21600 0 21600 0 0 Z N"/>
        </draw:custom-shape>
        <draw:custom-shape draw:style-name="gr4" draw:text-style-name="P6" xml:id="id6" draw:id="id6" draw:layer="layout" svg:width="2.286cm" svg:height="1.143cm" svg:x="8.663cm" svg:y="4.594cm">
          <text:p text:style-name="P5"><text:span text:style-name="T2">Eval-preds</text:span></text:p>
          <text:p text:style-name="P5"><text:span text:style-name="T2">table</text:span></text:p>
          <draw:enhanced-geometry svg:viewBox="0 0 21600 21600" draw:type="rectangle" draw:enhanced-path="M 0 0 L 21600 0 21600 21600 0 21600 0 0 Z N"/>
        </draw:custom-shape>
        <draw:custom-shape draw:style-name="gr4" draw:text-style-name="P6" xml:id="id13" draw:id="id13" draw:layer="layout" svg:width="2.286cm" svg:height="1.143cm" svg:x="7.604cm" svg:y="7.985cm">
          <text:p text:style-name="P5"><text:span text:style-name="T2">Eval-</text:span><text:span text:style-name="T2">input</text:span></text:p>
          <text:p text:style-name="P5"><text:span text:style-name="T2">table</text:span></text:p>
          <draw:enhanced-geometry svg:viewBox="0 0 21600 21600" draw:type="rectangle" draw:enhanced-path="M 0 0 L 21600 0 21600 21600 0 21600 0 0 Z N"/>
        </draw:custom-shape>
        <draw:custom-shape draw:style-name="gr5" draw:text-style-name="P6" draw:layer="layout" svg:width="1.778cm" svg:height="1.143cm" svg:x="1cm" svg:y="2.397cm">
          <text:p text:style-name="P5"><text:span text:style-name="T2">Input</text:span></text:p>
          <text:p text:style-name="P5"><text:span text:style-name="T2">Table 1</text:span></text:p>
          <draw:enhanced-geometry svg:viewBox="0 0 21600 21600" draw:type="rectangle" draw:enhanced-path="M 0 0 L 21600 0 21600 21600 0 21600 0 0 Z N"/>
        </draw:custom-shape>
        <draw:custom-shape draw:style-name="gr5" draw:text-style-name="P6" xml:id="id3" draw:id="id3" draw:layer="layout" svg:width="1.778cm" svg:height="1.143cm" svg:x="1cm" svg:y="3.897cm">
          <text:p text:style-name="P5"><text:span text:style-name="T2">Input</text:span></text:p>
          <text:p text:style-name="P5"><text:span text:style-name="T2">Table 2</text:span></text:p>
          <draw:enhanced-geometry svg:viewBox="0 0 21600 21600" draw:type="rectangle" draw:enhanced-path="M 0 0 L 21600 0 21600 21600 0 21600 0 0 Z N"/>
        </draw:custom-shape>
        <draw:custom-shape draw:style-name="gr5" draw:text-style-name="P6" xml:id="id1" draw:id="id1" draw:layer="layout" svg:width="1.778cm" svg:height="1.143cm" svg:x="1cm" svg:y="2.397cm">
          <text:p text:style-name="P5"><text:span text:style-name="T2">Input</text:span></text:p>
          <text:p text:style-name="P5"><text:span text:style-name="T2">Table 1</text:span></text:p>
          <draw:enhanced-geometry svg:viewBox="0 0 21600 21600" draw:type="rectangle" draw:enhanced-path="M 0 0 L 21600 0 21600 21600 0 21600 0 0 Z N"/>
        </draw:custom-shape>
        <draw:custom-shape draw:style-name="gr5" draw:text-style-name="P6" xml:id="id4" draw:id="id4" draw:layer="layout" svg:width="1.778cm" svg:height="1.143cm" svg:x="1cm" svg:y="6.497cm">
          <text:p text:style-name="P5"><text:span text:style-name="T2">I</text:span><text:span text:style-name="T2">n</text:span><text:span text:style-name="T2">p</text:span><text:span text:style-name="T2">u</text:span><text:span text:style-name="T2">t</text:span></text:p>
          <text:p text:style-name="P5"><text:span text:style-name="T2">T</text:span><text:span text:style-name="T2">a</text:span><text:span text:style-name="T2">b</text:span><text:span text:style-name="T2">l</text:span><text:span text:style-name="T2">e </text:span><text:span text:style-name="T2">n</text:span></text:p>
          <draw:enhanced-geometry svg:viewBox="0 0 21600 21600" draw:type="rectangle" draw:enhanced-path="M 0 0 L 21600 0 21600 21600 0 21600 0 0 Z N"/>
        </draw:custom-shape>
        <draw:frame draw:style-name="gr6" draw:text-style-name="P4" draw:layer="layout" svg:width="0.635cm" svg:height="1.673cm" svg:x="1.508cm" svg:y="4.81cm">
          <draw:text-box>
            <text:p text:style-name="P3"><text:span text:style-name="T2">.</text:span></text:p>
            <text:p text:style-name="P3"><text:span text:style-name="T2">.</text:span></text:p>
            <text:p text:style-name="P3"><text:span text:style-name="T2">.</text:span></text:p>
          </draw:text-box>
        </draw:frame>
        <draw:connector draw:style-name="gr7" draw:text-style-name="P7" draw:layer="layout" draw:type="line" svg:x1="2.778cm" svg:y1="2.968cm" svg:x2="4.175cm" svg:y2="5.127cm" draw:start-shape="id1" draw:start-glue-point="1" draw:end-shape="id2" draw:end-glue-point="3" svg:d="M2778 2968l1397 2159" svg:viewBox="0 0 1398 2160">
          <text:p/>
        </draw:connector>
        <draw:connector draw:style-name="gr7" draw:text-style-name="P7" draw:layer="layout" draw:type="line" svg:x1="2.778cm" svg:y1="4.468cm" svg:x2="4.175cm" svg:y2="5.127cm" draw:start-shape="id3" draw:start-glue-point="1" draw:end-shape="id2" svg:d="M2778 4468l1397 659" svg:viewBox="0 0 1398 660">
          <text:p/>
        </draw:connector>
        <draw:connector draw:style-name="gr7" draw:text-style-name="P7" draw:layer="layout" draw:type="line" svg:x1="2.778cm" svg:y1="7.068cm" svg:x2="4.175cm" svg:y2="5.127cm" draw:start-shape="id4" draw:start-glue-point="1" draw:end-shape="id2" draw:end-glue-point="3" svg:d="M2778 7068l1397-1941" svg:viewBox="0 0 1398 1942">
          <text:p/>
        </draw:connector>
        <draw:connector draw:style-name="gr7" draw:text-style-name="P7" draw:layer="layout" draw:type="line" svg:x1="6.842cm" svg:y1="5.127cm" svg:x2="8.663cm" svg:y2="3.133cm" draw:start-shape="id2" draw:start-glue-point="1" draw:end-shape="id5" draw:end-glue-point="3" svg:d="M6842 5127l1821-1994" svg:viewBox="0 0 1822 1995">
          <text:p/>
        </draw:connector>
        <draw:connector draw:style-name="gr7" draw:text-style-name="P7" draw:layer="layout" draw:type="line" svg:x1="6.842cm" svg:y1="5.127cm" svg:x2="8.663cm" svg:y2="5.165cm" draw:start-shape="id2" draw:start-glue-point="1" draw:end-shape="id6" draw:end-glue-point="3" svg:d="M6842 5127l1821 38" svg:viewBox="0 0 1822 39">
          <text:p/>
        </draw:connector>
        <draw:custom-shape draw:style-name="gr1" draw:text-style-name="P1" xml:id="id8" draw:id="id8" draw:layer="layout" svg:width="2.667cm" svg:height="1.397cm" svg:x="4.175cm" svg:y="12.229cm">
          <text:p text:style-name="P1"><text:span text:style-name="T1">Prediction</text:span></text:p>
          <text:p text:style-name="P1"><text:span text:style-name="T1">Workflow </text:span><text:span text:style-name="T1">1</text:span></text:p>
          <draw:enhanced-geometry svg:viewBox="0 0 21600 21600" draw:type="rectangle" draw:enhanced-path="M 0 0 L 21600 0 21600 21600 0 21600 0 0 Z N"/>
        </draw:custom-shape>
        <draw:frame draw:style-name="gr3" draw:text-style-name="P4" xml:id="id14" draw:id="id14" draw:layer="layout" svg:width="3.048cm" svg:height="0.725cm" svg:x="4.048cm" svg:y="11.594cm">
          <draw:text-box>
            <text:p text:style-name="P3"><text:span text:style-name="T2">Coordinator</text:span></text:p>
          </draw:text-box>
        </draw:frame>
        <draw:custom-shape draw:style-name="gr4" draw:text-style-name="P6" xml:id="id11" draw:id="id11" draw:layer="layout" svg:width="2.286cm" svg:height="1.143cm" svg:x="8.663cm" svg:y="14.862cm">
          <text:p text:style-name="P5"><text:span text:style-name="T2">Predictions</text:span></text:p>
          <text:p text:style-name="P5"><text:span text:style-name="T2">table</text:span></text:p>
          <draw:enhanced-geometry svg:viewBox="0 0 21600 21600" draw:type="rectangle" draw:enhanced-path="M 0 0 L 21600 0 21600 21600 0 21600 0 0 Z N"/>
        </draw:custom-shape>
        <draw:custom-shape draw:style-name="gr4" draw:text-style-name="P6" xml:id="id12" draw:id="id12" draw:layer="layout" svg:width="2.286cm" svg:height="1.143cm" svg:x="8.663cm" svg:y="12.394cm">
          <text:p text:style-name="P5"><text:span text:style-name="T2">Eval-preds</text:span></text:p>
          <text:p text:style-name="P5"><text:span text:style-name="T2">table</text:span></text:p>
          <draw:enhanced-geometry svg:viewBox="0 0 21600 21600" draw:type="rectangle" draw:enhanced-path="M 0 0 L 21600 0 21600 21600 0 21600 0 0 Z N"/>
        </draw:custom-shape>
        <draw:custom-shape draw:style-name="gr5" draw:text-style-name="P6" draw:layer="layout" svg:width="1.778cm" svg:height="1.143cm" svg:x="1cm" svg:y="10.197cm">
          <text:p text:style-name="P5"><text:span text:style-name="T2">Input</text:span></text:p>
          <text:p text:style-name="P5"><text:span text:style-name="T2">Table 1</text:span></text:p>
          <draw:enhanced-geometry svg:viewBox="0 0 21600 21600" draw:type="rectangle" draw:enhanced-path="M 0 0 L 21600 0 21600 21600 0 21600 0 0 Z N"/>
        </draw:custom-shape>
        <draw:custom-shape draw:style-name="gr5" draw:text-style-name="P6" xml:id="id9" draw:id="id9" draw:layer="layout" svg:width="1.778cm" svg:height="1.143cm" svg:x="1cm" svg:y="11.697cm">
          <text:p text:style-name="P5"><text:span text:style-name="T2">Input</text:span></text:p>
          <text:p text:style-name="P5"><text:span text:style-name="T2">Table 2</text:span></text:p>
          <draw:enhanced-geometry svg:viewBox="0 0 21600 21600" draw:type="rectangle" draw:enhanced-path="M 0 0 L 21600 0 21600 21600 0 21600 0 0 Z N"/>
        </draw:custom-shape>
        <draw:custom-shape draw:style-name="gr5" draw:text-style-name="P6" xml:id="id7" draw:id="id7" draw:layer="layout" svg:width="1.778cm" svg:height="1.143cm" svg:x="1cm" svg:y="10.197cm">
          <text:p text:style-name="P5"><text:span text:style-name="T2">Input</text:span></text:p>
          <text:p text:style-name="P5"><text:span text:style-name="T2">Table 1</text:span></text:p>
          <draw:enhanced-geometry svg:viewBox="0 0 21600 21600" draw:type="rectangle" draw:enhanced-path="M 0 0 L 21600 0 21600 21600 0 21600 0 0 Z N"/>
        </draw:custom-shape>
        <draw:custom-shape draw:style-name="gr5" draw:text-style-name="P6" xml:id="id10" draw:id="id10" draw:layer="layout" svg:width="1.778cm" svg:height="1.143cm" svg:x="1cm" svg:y="14.297cm">
          <text:p text:style-name="P5"><text:span text:style-name="T2">Input</text:span></text:p>
          <text:p text:style-name="P5"><text:span text:style-name="T2">Table n</text:span></text:p>
          <draw:enhanced-geometry svg:viewBox="0 0 21600 21600" draw:type="rectangle" draw:enhanced-path="M 0 0 L 21600 0 21600 21600 0 21600 0 0 Z N"/>
        </draw:custom-shape>
        <draw:frame draw:style-name="gr6" draw:text-style-name="P4" draw:layer="layout" svg:width="0.635cm" svg:height="1.673cm" svg:x="1.508cm" svg:y="12.61cm">
          <draw:text-box>
            <text:p text:style-name="P3"><text:span text:style-name="T2">.</text:span></text:p>
            <text:p text:style-name="P3"><text:span text:style-name="T2">.</text:span></text:p>
            <text:p text:style-name="P3"><text:span text:style-name="T2">.</text:span></text:p>
          </draw:text-box>
        </draw:frame>
        <draw:connector draw:style-name="gr7" draw:text-style-name="P7" draw:layer="layout" draw:type="line" svg:x1="2.778cm" svg:y1="10.768cm" svg:x2="4.175cm" svg:y2="12.927cm" draw:start-shape="id7" draw:start-glue-point="1" draw:end-shape="id8" draw:end-glue-point="3" svg:d="M2778 10768l1397 2159" svg:viewBox="0 0 1398 2160">
          <text:p/>
        </draw:connector>
        <draw:connector draw:style-name="gr7" draw:text-style-name="P7" draw:layer="layout" draw:type="line" svg:x1="2.778cm" svg:y1="12.268cm" svg:x2="4.175cm" svg:y2="12.927cm" draw:start-shape="id9" draw:start-glue-point="1" draw:end-shape="id8" svg:d="M2778 12268l1397 659" svg:viewBox="0 0 1398 660">
          <text:p/>
        </draw:connector>
        <draw:connector draw:style-name="gr7" draw:text-style-name="P7" draw:layer="layout" draw:type="line" svg:x1="2.778cm" svg:y1="14.868cm" svg:x2="4.175cm" svg:y2="12.927cm" draw:start-shape="id10" draw:start-glue-point="1" draw:end-shape="id8" draw:end-glue-point="3" svg:d="M2778 14868l1397-1941" svg:viewBox="0 0 1398 1942">
          <text:p/>
        </draw:connector>
        <draw:connector draw:style-name="gr7" draw:text-style-name="P7" draw:layer="layout" draw:type="line" svg:x1="6.842cm" svg:y1="12.927cm" svg:x2="8.663cm" svg:y2="15.433cm" draw:start-shape="id8" draw:start-glue-point="1" draw:end-shape="id11" draw:end-glue-point="3" svg:d="M6842 12927l1821 2506" svg:viewBox="0 0 1822 2507">
          <text:p/>
        </draw:connector>
        <draw:connector draw:style-name="gr7" draw:text-style-name="P7" draw:layer="layout" draw:type="line" svg:x1="6.842cm" svg:y1="12.927cm" svg:x2="8.663cm" svg:y2="12.965cm" draw:start-shape="id8" draw:start-glue-point="1" draw:end-shape="id12" draw:end-glue-point="3" svg:d="M6842 12927l1821 38" svg:viewBox="0 0 1822 39">
          <text:p/>
        </draw:connector>
        <draw:connector draw:style-name="gr7" draw:text-style-name="P7" draw:layer="layout" draw:type="line" svg:x1="7.604cm" svg:y1="8.556cm" svg:x2="5.508cm" svg:y2="5.826cm" draw:start-shape="id13" draw:start-glue-point="3" draw:end-shape="id2" draw:end-glue-point="2" svg:d="M7604 8556l-2096-2730" svg:viewBox="0 0 2097 2731">
          <text:p/>
        </draw:connector>
        <draw:connector draw:style-name="gr7" draw:text-style-name="P7" draw:layer="layout" draw:type="line" svg:x1="7.604cm" svg:y1="8.556cm" svg:x2="5.572cm" svg:y2="12.319cm" draw:start-shape="id13" draw:start-glue-point="3" draw:end-shape="id14" draw:end-glue-point="2" svg:d="M7604 8556l-2032 3763" svg:viewBox="0 0 2033 3764">
          <text:p/>
        </draw:connector>
        <draw:connector draw:style-name="gr7" draw:text-style-name="P7" draw:layer="layout" svg:x1="12.573cm" svg:y1="8.559cm" svg:x2="9.89cm" svg:y2="8.556cm" draw:start-shape="id15" draw:end-shape="id13" draw:end-glue-point="1" svg:d="M12573 8559h-1342v-3h-1341" svg:viewBox="0 0 2684 4">
          <text:p/>
        </draw:connector>
        <draw:connector draw:style-name="gr7" draw:text-style-name="P7" draw:layer="layout" svg:x1="10.949cm" svg:y1="5.165cm" svg:x2="13.906cm" svg:y2="7.861cm" draw:start-shape="id6" draw:start-glue-point="1" draw:end-shape="id15" draw:end-glue-point="0" svg:d="M10949 5165h2957v2696" svg:viewBox="0 0 2958 2697">
          <text:p/>
        </draw:connector>
        <draw:connector draw:style-name="gr7" draw:text-style-name="P7" draw:layer="layout" svg:x1="10.949cm" svg:y1="12.965cm" svg:x2="13.906cm" svg:y2="9.258cm" draw:start-shape="id12" draw:start-glue-point="1" draw:end-shape="id15" draw:end-glue-point="2" svg:d="M10949 12965h2957v-3707" svg:viewBox="0 0 2958 3708">
          <text:p/>
        </draw:connector>
        <draw:custom-shape draw:style-name="gr8" draw:text-style-name="P6" xml:id="id16" draw:id="id16" draw:layer="layout" svg:width="1.447cm" svg:height="1.143cm" svg:x="16.263cm" svg:y="7.962cm">
          <text:p text:style-name="P5"><text:span text:style-name="T2">Eval</text:span></text:p>
          <text:p text:style-name="P5"><text:span text:style-name="T2">table</text:span></text:p>
          <draw:enhanced-geometry svg:viewBox="0 0 21600 21600" draw:type="rectangle" draw:enhanced-path="M 0 0 L 21600 0 21600 21600 0 21600 0 0 Z N"/>
        </draw:custom-shape>
        <draw:connector draw:style-name="gr7" draw:text-style-name="P7" draw:layer="layout" svg:x1="15.24cm" svg:y1="8.559cm" svg:x2="16.263cm" svg:y2="8.533cm" draw:start-shape="id15" draw:start-glue-point="1" draw:end-shape="id16" svg:d="M15240 8559h511v-26h512" svg:viewBox="0 0 1024 27">
          <text:p/>
        </draw:connector>
        <draw:line draw:style-name="gr7" draw:text-style-name="P7" draw:layer="layout" svg:x1="10.906cm" svg:y1="3.159cm" svg:x2="15.732cm" svg:y2="3.159cm">
          <text:p/>
        </draw:line>
        <draw:line draw:style-name="gr7" draw:text-style-name="P7" draw:layer="layout" svg:x1="10.906cm" svg:y1="15.478cm" svg:x2="15.859cm" svg:y2="15.478cm">
          <text:p/>
        </draw:line>
        <draw:custom-shape draw:style-name="gr9" draw:text-style-name="P5" xml:id="id17" draw:id="id17" draw:layer="layout" svg:width="4.064cm" svg:height="2.413cm" svg:x="15.732cm" svg:y="14.335cm">
          <text:p text:style-name="P5">Publish?</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5" xml:id="id18" draw:id="id18" draw:layer="layout" svg:width="4.064cm" svg:height="2.413cm" svg:x="15.633cm" svg:y="1.835cm">
          <text:p text:style-name="P5">Publish?</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0" draw:text-style-name="P7" draw:layer="layout" draw:type="line" svg:x1="16.986cm" svg:y1="9.105cm" svg:x2="17.764cm" svg:y2="14.335cm" draw:start-shape="id16" draw:start-glue-point="2" draw:end-shape="id17" draw:end-glue-point="0" svg:d="M16986 9105l778 5230" svg:viewBox="0 0 779 5231">
          <text:p/>
        </draw:connector>
        <draw:connector draw:style-name="gr10" draw:text-style-name="P7" draw:layer="layout" draw:type="line" svg:x1="16.986cm" svg:y1="7.962cm" svg:x2="17.665cm" svg:y2="4.248cm" draw:start-shape="id16" draw:start-glue-point="0" draw:end-shape="id18" svg:d="M16986 7962l679-3714" svg:viewBox="0 0 680 3715">
          <text:p/>
        </draw:connector>
        <draw:frame draw:style-name="gr11" draw:text-style-name="P9" draw:layer="layout" svg:width="4.318cm" svg:height="1.361cm" svg:x="15.605cm" svg:y="5.354cm">
          <draw:text-box>
            <text:p text:style-name="P8"><text:span text:style-name="T1">Helps </text:span><text:span text:style-name="T1">to </text:span><text:span text:style-name="T1">decid</text:span><text:span text:style-name="T1">e </text:span></text:p>
            <text:p text:style-name="P8"><text:span text:style-name="T1">and </text:span><text:span text:style-name="T1">monit</text:span><text:span text:style-name="T1">ors</text:span></text:p>
          </draw:text-box>
        </draw:frame>
        <draw:frame draw:style-name="gr11" draw:text-style-name="P9" draw:layer="layout" svg:width="4.318cm" svg:height="1.361cm" svg:x="15.605cm" svg:y="10.755cm">
          <draw:text-box>
            <text:p text:style-name="P8"><text:span text:style-name="T1">Helps to decide </text:span></text:p>
            <text:p text:style-name="P8"><text:span text:style-name="T1">and monitors</text:span></text:p>
          </draw:text-box>
        </draw:frame>
        <draw:frame draw:style-name="gr12" draw:text-style-name="P11" draw:layer="layout" svg:width="0.635cm" svg:height="3.426cm" svg:x="5.209cm" svg:y="14.211cm">
          <draw:text-box>
            <text:p text:style-name="P10"><text:span text:style-name="T3">.</text:span></text:p>
            <text:p text:style-name="P10"><text:span text:style-name="T3">.</text:span></text:p>
            <text:p text:style-name="P10"><text:span text:style-name="T3">.</text:span></text:p>
            <text:p text:style-name="P10"><text:span text:style-name="T3">.</text:span></text:p>
            <text:p text:style-name="P10"><text:span text:style-name="T3">.</text:span></text:p>
          </draw:text-box>
        </draw:frame>
        <draw:frame draw:style-name="gr13" draw:text-style-name="P12" draw:layer="layout" svg:width="4.064cm" svg:height="1.397cm" svg:x="3.667cm" svg:y="17.51cm">
          <draw:text-box>
            <text:p text:style-name="P1"><text:span text:style-name="T1">Other </text:span><text:span text:style-name="T1">predictio</text:span><text:span text:style-name="T1">n</text:span></text:p>
            <text:p text:style-name="P1"><text:span text:style-name="T1">workflow</text:span><text:span text:style-name="T1">s</text:span></text:p>
          </draw:text-box>
        </draw:frame>
        <draw:frame draw:style-name="gr3" draw:text-style-name="P4" draw:layer="layout" svg:width="3.048cm" svg:height="0.725cm" svg:x="12.648cm" svg:y="7.195cm">
          <draw:text-box>
            <text:p text:style-name="P3"><text:span text:style-name="T2">Coordinator</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04-28T17:37:36.772104707</meta:creation-date>
    <dc:date>2021-04-28T17:59:35.154139336</dc:date>
    <meta:editing-duration>PT8M28S</meta:editing-duration>
    <meta:editing-cycles>2</meta:editing-cycles>
    <meta:generator>LibreOffice/6.0.7.3$Linux_X86_64 LibreOffice_project/00m0$Build-3</meta:generator>
    <meta:document-statistic meta:object-count="48"/>
  </office:meta>
</office:document-meta>
</file>